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5.111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385cm" fo:break-before="auto" style:use-optimal-row-height="fals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887cm" fo:break-before="auto" style:use-optimal-row-height="false"/>
    </style:style>
    <style:style style:name="ro8" style:family="table-row">
      <style:table-row-properties style:row-height="0.861cm" fo:break-before="auto" style:use-optimal-row-height="fals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863cm" fo:break-before="auto" style:use-optimal-row-height="false"/>
    </style:style>
    <style:style style:name="ro11" style:family="table-row">
      <style:table-row-properties style:row-height="0.875cm" fo:break-before="auto" style:use-optimal-row-height="false"/>
    </style:style>
    <style:style style:name="ro12" style:family="table-row">
      <style:table-row-properties style:row-height="0.903cm" fo:break-before="auto" style:use-optimal-row-height="false"/>
    </style:style>
    <style:style style:name="ro13" style:family="table-row">
      <style:table-row-properties style:row-height="0.864cm" fo:break-before="auto" style:use-optimal-row-height="false"/>
    </style:style>
    <style:style style:name="ro14" style:family="table-row">
      <style:table-row-properties style:row-height="0.88cm" fo:break-before="auto" style:use-optimal-row-height="false"/>
    </style:style>
    <style:style style:name="ro15" style:family="table-row">
      <style:table-row-properties style:row-height="0.92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fo:border-bottom="0.06pt solid #ffffff" fo:background-color="#3465a4" style:text-align-source="fix" style:repeat-content="false" fo:border-left="none" fo:border-right="0.06pt solid #ffffff" fo:border-top="none" style:vertical-align="middle"/>
      <style:paragraph-properties fo:text-align="center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729fcf" style:text-align-source="fix" style:repeat-content="false" fo:border="0.06pt solid #ffffff" style:vertical-align="middle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fo:background-color="#3465a4" style:text-align-source="fix" style:repeat-content="false" fo:border="0.06pt solid #ffffff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ackground-color="#729fcf" style:text-align-source="fix" style:repeat-content="false" fo:border="0.06pt solid #ffffff" style:vertical-align="middle"/>
      <style:paragraph-properties fo:text-align="start" fo:margin-left="0cm"/>
      <style:text-properties fo:color="#ffffff"/>
    </style:style>
    <style:style style:name="T1" style:family="text">
      <style:text-properties fo:color="#ffffff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16379" table:default-cell-style-name="ce2"/>
        <table:table-row table:style-name="ro1">
          <table:table-cell table:style-name="ce6" office:value-type="string" calcext:value-type="string" table:number-columns-spanned="1" table:number-rows-spanned="2">
            <text:p>Кейс №1</text:p>
          </table:table-cell>
          <table:table-cell table:style-name="ce4" office:value-type="string" calcext:value-type="string" table:number-columns-spanned="4" table:number-rows-spanned="2">
            <text:p>Авторизация по номеру с верным номером и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2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9136756313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Rufus666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table:style-name="ce5" office:value-type="string" calcext:value-type="string" table:number-columns-spanned="5" table:number-rows-spanned="1">
            <text:p>Авторизация успешна, открылась страница https://b2c.passport.rt.ru/account_b2c/page?state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2</text:p>
          </table:table-cell>
          <table:table-cell table:style-name="ce4" office:value-type="string" calcext:value-type="string" table:number-columns-spanned="4" table:number-rows-spanned="2">
            <text:p>Авторизация по номеру с верным номером, но неверным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9136756313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6">
          <table:table-cell table:style-name="ce5"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3</text:p>
          </table:table-cell>
          <table:table-cell table:style-name="ce4" office:value-type="string" calcext:value-type="string" table:number-columns-spanned="4" table:number-rows-spanned="2">
            <text:p>Авторизация по номеру с неверным номером и неверным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9146756313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4</text:p>
          </table:table-cell>
          <table:table-cell table:style-name="ce4" office:value-type="string" calcext:value-type="string" table:number-columns-spanned="4" table:number-rows-spanned="2">
            <text:p>Авторизация по email с верным email и верным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sergey.devops.link@gmail.com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Rufus666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7">
          <table:table-cell table:style-name="ce5" office:value-type="string" calcext:value-type="string" table:number-columns-spanned="5" table:number-rows-spanned="1">
            <text:p>Авторизация успешна, открылась страница https://b2c.passport.rt.ru/account_b2c/page?state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5</text:p>
          </table:table-cell>
          <table:table-cell table:style-name="ce4" office:value-type="string" calcext:value-type="string" table:number-columns-spanned="4" table:number-rows-spanned="2">
            <text:p>Авторизация по email с верным email, но неверным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sergey.devops.link@gmail.com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8">
          <table:table-cell table:style-name="ce5"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6</text:p>
          </table:table-cell>
          <table:table-cell table:style-name="ce4" office:value-type="string" calcext:value-type="string" table:number-columns-spanned="4" table:number-rows-spanned="2">
            <text:p>Авторизация по email с неверным email и неверным паролем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Авториз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Пользователь предварительно зарегистрирован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Мобильный телефон» строку «sergeydevops@gmail.com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Пароль» строку «Qwerty123!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Нажать кнопку «Войти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table:style-name="ce5" office:value-type="string" calcext:value-type="string" table:number-columns-spanned="5" table:number-rows-spanned="1">
            <text:p>Авторизация не успешна, вывод сообщения «Неверный логин или пароль» и элемент «Забыл пароль» стал оранжевого цвета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7</text:p>
          </table:table-cell>
          <table:table-cell table:style-name="ce4" office:value-type="string" calcext:value-type="string" table:number-columns-spanned="4" table:number-rows-spanned="2">
            <text:p>Регистрация с корректным email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Регистр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Им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Фамили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9">
          <table:table-cell table:style-name="ce5" office:value-type="string" calcext:value-type="string" table:number-columns-spanned="5" table:number-rows-spanned="1">
            <text:p>3. Ввести в поле «E-mail или мобильный телефон» строку «<text:a xlink:href="mailto:testuser@fakemail.com" xlink:type="simple">testuser@fakemail.com</text:a>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4. Ввести в поле «Пароль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5. Ввести в поле «Подтверждение пароля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6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0">
          <table:table-cell table:style-name="ce5" office:value-type="string" calcext:value-type="string" table:number-columns-spanned="5" table:number-rows-spanned="1">
            <text:p>Регистрация успешна, перенаправление на страницу с сообщением «Kод подтверждения отправлен на адрес <text:a xlink:href="mailto:testuser@fakemail.com" xlink:type="simple">testuser@fakemail.com</text:a>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8</text:p>
          </table:table-cell>
          <table:table-cell table:style-name="ce4" office:value-type="string" calcext:value-type="string" table:number-columns-spanned="4" table:number-rows-spanned="2">
            <text:p>Регистрация с корректным номером телефона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Регистр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Им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Фамили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Ввести в поле «E-mail или мобильный телефон» строку «+79136756314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4. Ввести в поле «Пароль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5. Ввести в поле «Подтверждение пароля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6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1">
          <table:table-cell table:style-name="ce5" office:value-type="string" calcext:value-type="string" table:number-columns-spanned="5" table:number-rows-spanned="1">
            <text:p>Регистрация успешна, перенаправление на страницу с сообщением «Kод подтверждения отправлен на номер +79136756314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9</text:p>
          </table:table-cell>
          <table:table-cell table:style-name="ce4" office:value-type="string" calcext:value-type="string" table:number-columns-spanned="4" table:number-rows-spanned="2">
            <text:p>Регистрация <text:s/>с именем состоящим из 31 символа 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Регистр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Имя» строку «Тестовыйслучайтестовыйслучайтес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Ввести в поле «Фамили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Ввести в поле «E-mail или мобильный телефон» строку «+79136756314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4. Ввести в поле «Пароль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5. Ввести в поле «Подтверждение пароля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6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2">
          <table:table-cell table:style-name="ce5" office:value-type="string" calcext:value-type="string" table:number-columns-spanned="5" table:number-rows-spanned="1">
            <text:p>Регистрация не успешна, появилось предупреждение «Необходимо заполнить поле кириллицей. От 2 до 30 символов» под полем «Имя» 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10</text:p>
          </table:table-cell>
          <table:table-cell table:style-name="ce4" office:value-type="string" calcext:value-type="string" table:number-columns-spanned="4" table:number-rows-spanned="2">
            <text:p>Регистрация <text:s/>с фамилией состоящей из 31 символа 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Регистр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Им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<text:span text:style-name="T1">2. Ввести в поле «Фамилия» строку «Тестовыйслучайтестовыйслучайтес</text:span>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Ввести в поле «E-mail или мобильный телефон» строку «+79136756314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4. Ввести в поле «Пароль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5. Ввести в поле «Подтверждение пароля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6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3">
          <table:table-cell table:style-name="ce5" office:value-type="string" calcext:value-type="string" table:number-columns-spanned="5" table:number-rows-spanned="1">
            <text:p>Регистрация не успешна, появилось предупреждение «Необходимо заполнить поле кириллицей. От 2 до 30 символов» под полем «Фамилия» 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11</text:p>
          </table:table-cell>
          <table:table-cell table:style-name="ce4" office:value-type="string" calcext:value-type="string" table:number-columns-spanned="4" table:number-rows-spanned="2">
            <text:p>Регистрация <text:s/>с некорректным email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Регистр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Им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<text:span text:style-name="T1">2. Ввести в поле «Фамилия» строку «Тестовыйслучай</text:span>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Ввести в поле «E-mail или мобильный телефон» строку «@mail.com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4. Ввести в поле «Пароль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5. Ввести в поле «Подтверждение пароля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6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4">
          <table:table-cell table:style-name="ce5" office:value-type="string" calcext:value-type="string" table:number-columns-spanned="5" table:number-rows-spanned="1">
            <text:p>Регистрация не успешна, появилось предупреждение «Введите телефон в формате +7ХХХХХХХХХХ или +375XXXXXXXXX, или email в формате example@email.ru» под полем «E-mail или мобильный телефон» 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12</text:p>
          </table:table-cell>
          <table:table-cell table:style-name="ce4" office:value-type="string" calcext:value-type="string" table:number-columns-spanned="4" table:number-rows-spanned="2">
            <text:p>Регистрация <text:s/>с некорректным номером телефона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Регистр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Им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<text:span text:style-name="T1">2. Ввести в поле «Фамилия» строку «Тестовыйслучай</text:span>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Ввести в поле «E-mail или мобильный телефон» строку «+712312312312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4. Ввести в поле «Пароль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5. Ввести в поле «Подтверждение пароля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6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table:style-name="ce5" office:value-type="string" calcext:value-type="string" table:number-columns-spanned="5" table:number-rows-spanned="1">
            <text:p>Регистрация не успешна, появилось предупреждение «Введите телефон в формате +7ХХХХХХХХХХ или +375XXXXXXXXX, или email в формате example@email.ru» под полем «E-mail или мобильный телефон» 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13</text:p>
          </table:table-cell>
          <table:table-cell table:style-name="ce4" office:value-type="string" calcext:value-type="string" table:number-columns-spanned="4" table:number-rows-spanned="2">
            <text:p>Регистрация <text:s/>с паролем состоящим из 7 символов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Регистр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Им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<text:span text:style-name="T1">2. Ввести в поле «Фамилия» строку «Тестовыйслучай</text:span>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Ввести в поле «E-mail или мобильный телефон» строку «+79136756314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4. Ввести в поле «Пароль» строку «P4s6w0r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5. Ввести в поле «Подтверждение пароля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6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3">
          <table:table-cell table:style-name="ce5" office:value-type="string" calcext:value-type="string" table:number-columns-spanned="5" table:number-rows-spanned="1">
            <text:p>Регистрация не успешна, появилось предупреждение «Длина пароля должна быть не менее 8 символов» под полем «Пароль» 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14</text:p>
          </table:table-cell>
          <table:table-cell table:style-name="ce4" office:value-type="string" calcext:value-type="string" table:number-columns-spanned="4" table:number-rows-spanned="2">
            <text:p>Регистрация <text:s/>с ошибочным повтором пароля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Регистр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Им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<text:span text:style-name="T1">2. Ввести в поле «Фамилия» строку «Тестовыйслучай</text:span>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Ввести в поле «E-mail или мобильный телефон» строку «+79136756314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4. Ввести в поле «Пароль» строку «P4s6w0rd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5. Ввести в поле «Подтверждение пароля» строку «dr0w6s4P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6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4">
          <table:table-cell table:style-name="ce5" office:value-type="string" calcext:value-type="string" table:number-columns-spanned="5" table:number-rows-spanned="1">
            <text:p>Регистрация не успешна, появилось предупреждение «Пароли не совпадают» под полем «Повтор пароля» 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15</text:p>
          </table:table-cell>
          <table:table-cell table:style-name="ce4" office:value-type="string" calcext:value-type="string" table:number-columns-spanned="4" table:number-rows-spanned="2">
            <text:p>Регистрация <text:s/>с паролем без заглавных букв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Регистр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Им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<text:span text:style-name="T1">2. Ввести в поле «Фамилия» строку «Тестовыйслучай</text:span>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Ввести в поле «E-mail или мобильный телефон» строку «+79136756314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4. Ввести в поле «Пароль» строку „p4s6w0rd“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5. Ввести в поле «Подтверждение пароля» строку „p4s6w0rd“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6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4">
          <table:table-cell table:style-name="ce5" office:value-type="string" calcext:value-type="string" table:number-columns-spanned="5" table:number-rows-spanned="1">
            <text:p>Регистрация не успешна, появилось предупреждение «Пароль должен содержать хотя бы одну заглавную букву» под полем «Пароль» 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 table:number-columns-spanned="1" table:number-rows-spanned="2">
            <text:p>Кейс №16</text:p>
          </table:table-cell>
          <table:table-cell table:style-name="ce4" office:value-type="string" calcext:value-type="string" table:number-columns-spanned="4" table:number-rows-spanned="2">
            <text:p>Регистрация <text:s/>с паролем состоящим из 7 символов</text:p>
          </table:table-cell>
          <table:covered-table-cell table:number-columns-repeated="3"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Требования: ТЗ</text:p>
          </table:table-cell>
          <table:table-cell table:style-name="ce3" office:value-type="string" calcext:value-type="string" table:number-columns-spanned="2" table:number-rows-spanned="2">
            <text:p>Приоритет: Высокий</text:p>
          </table:table-cell>
          <table:covered-table-cell/>
          <table:table-cell table:style-name="ce3" office:value-type="string" calcext:value-type="string" table:number-columns-spanned="2" table:number-rows-spanned="2">
            <text:p>Компонент: Регистрация</text:p>
          </table:table-cell>
          <table:covered-table-cell/>
          <table:table-cell table:number-columns-repeated="16379"/>
        </table:table-row>
        <table:table-row table:style-name="ro1">
          <table:covered-table-cell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Предварительные условия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Открыта страница https://b2c.passport.rt.ru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2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Шаг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1. Ввести в поле «Имя» строку «Тестовыйслучай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<text:span text:style-name="T1">2. Ввести в поле «Фамилия» строку «Тестовыйслучай</text:span>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3. Ввести в поле «E-mail или мобильный телефон» строку «+79136756314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4. Ввести в поле «Пароль» строку «ПароЛь!123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5. Ввести в поле «Подтверждение пароля» строку «ПароЛь!123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5" table:number-rows-spanned="1">
            <text:p>6. Нажать на кнопку «Зарегистрироваться»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4" office:value-type="string" calcext:value-type="string" table:number-columns-spanned="5" table:number-rows-spanned="1">
            <text:p>Ожидаемый результат</text:p>
          </table:table-cell>
          <table:covered-table-cell table:number-columns-repeated="4"/>
          <table:table-cell table:number-columns-repeated="16379"/>
        </table:table-row>
        <table:table-row table:style-name="ro15">
          <table:table-cell table:style-name="ce5" office:value-type="string" calcext:value-type="string" table:number-columns-spanned="5" table:number-rows-spanned="1">
            <text:p>Регистрация не успешна, появилось предупреждение «Пароль должен содержать только латинские буквы» под полем «Пароль» </text:p>
          </table:table-cell>
          <table:covered-table-cell table:number-columns-repeated="4"/>
          <table:table-cell table:number-columns-repeated="16379"/>
        </table:table-row>
        <table:table-row table:style-name="ro1" table:number-rows-repeated="10483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3-05-16T12:45:47Z</meta:creation-date>
    <dc:date>2023-05-18T11:09:26.367000000</dc:date>
    <meta:editing-cycles>28</meta:editing-cycles>
    <meta:editing-duration>PT5H42M23S</meta:editing-duration>
    <meta:document-statistic meta:table-count="1" meta:cell-count="254" meta:object-count="0"/>
  </office:meta>
</office:document-meta>
</file>